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63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8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66" fo:border-left="none" fo:border-right="none" fo:border-top="0.06pt solid #000000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amn</text:p>
          </table:table-cell>
          <table:table-cell table:style-name="ce1" office:value-type="string" calcext:value-type="string">
            <text:p>Förkortning</text:p>
          </table:table-cell>
          <table:table-cell table:style-name="ce1" office:value-type="string" calcext:value-type="string">
            <text:p>Anställningsform</text:p>
          </table:table-cell>
          <table:table-cell table:style-name="ce1" office:value-type="string" calcext:value-type="string">
            <text:p>Behärskar yttre uppgifter</text:p>
          </table:table-cell>
          <table:table-cell table:style-name="ce1" office:value-type="string" calcext:value-type="string">
            <text:p>Behärskar inre uppgifter</text:p>
          </table:table-cell>
          <table:table-cell table:style-name="ce1" office:value-type="string" calcext:value-type="string">
            <text:p>Vecka</text:p>
          </table:table-cell>
          <table:table-cell table:style-name="ce1" office:value-type="string" calcext:value-type="string">
            <text:p>Arbetar dag</text:p>
          </table:table-cell>
          <table:table-cell table:style-name="ce1" office:value-type="string" calcext:value-type="string">
            <text:p>Tillgänglig tider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Aleksander Nikolic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Bibliotekarie</text:p>
          </table:table-cell>
          <table:table-cell table:number-columns-repeated="2"/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8: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s</text:p>
          </table:table-cell>
          <table:table-cell office:value-type="string" calcext:value-type="string">
            <text:p>8:00-18: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ons</text:p>
          </table:table-cell>
          <table:table-cell office:value-type="string" calcext:value-type="string">
            <text:p>8:00-18: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r</text:p>
          </table:table-cell>
          <table:table-cell office:value-type="string" calcext:value-type="string">
            <text:p>8:00-18: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re</text:p>
          </table:table-cell>
          <table:table-cell office:value-type="string" calcext:value-type="string">
            <text:p>8:00-18: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ö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ö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nnika Östman</text:p>
          </table:table-cell>
          <table:table-cell table:number-columns-repeated="4"/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i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ö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ö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eatrice Forssell</text:p>
          </table:table-cell>
          <table:table-cell table:number-columns-repeated="4"/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i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ö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ö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irgitta Hjerpe</text:p>
          </table:table-cell>
          <table:table-cell table:number-columns-repeated="4"/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i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ö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ö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jörn Ericson</text:p>
          </table:table-cell>
          <table:table-cell table:number-columns-repeated="4"/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i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r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ö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ö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Björn Jar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jörn Nyqvis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arina Jenefeld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arina Ljung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aniel Floo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lisabeth Cserhalmi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lisabeth Johan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Helena Mogre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Håkan Blomqvis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ngela Kar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ngrid Loeld Rasch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essica O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ohan Magnu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ohanna Wassholm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ohnny Ni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onas Ander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Karin Ni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Kerstin Ni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Klara Danie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ena Lindma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isa Ekma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o Ek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argareta Gustafsdotter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arie Kar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arita Hjärp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onica Ekström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onica Jacob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ina Lön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Ola Gustaf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ofia Lar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ofie Wid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oura Abdalhame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usanne Öjerbran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omas Almqvis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ommy Janss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meta:creation-date>2016-01-28T19:20:50.261926881</meta:creation-date>
    <meta:generator>LibreOffice/4.2.8.2$Linux_X86_64 LibreOffice_project/420$Build-2</meta:generator>
    <dc:date>2016-01-28T19:31:15.135213075</dc:date>
    <dc:creator>Emelie Karlsson</dc:creator>
    <meta:editing-duration>PT6M53S</meta:editing-duration>
    <meta:editing-cycles>2</meta:editing-cycles>
    <meta:document-statistic meta:table-count="1" meta:cell-count="95" meta:object-count="0"/>
  </office:meta>
</office:document-meta>
</file>